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36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1/03/2000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6">
            <text:p>0.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5">
            <text:p>18/03/200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5">
            <text:p>31/03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6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5">
            <text:p>12/04/2000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5/04/2000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6">
            <text:p>0.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5">
            <text:p>21/04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5">
            <text:p>30/04/200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5">
            <text:p>31/05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5">
            <text:p>02/06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06/06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8/06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08/06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31/07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5">
            <text:p>15/08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10/09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6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28/10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12/12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1/01/20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6">
            <text:p>0.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5">
            <text:p>12/01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5">
            <text:p>24/01/200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2/04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01/05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5">
            <text:p>11/05/200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6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5">
            <text:p>19/05/200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6">
            <text:p>0.09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5">
            <text:p>28/05/2001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4/06/2001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5">
            <text:p>20/06/2001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5">
            <text:p>30/06/2001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5">
            <text:p>02/07/2001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5">
            <text:p>08/07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18/07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02/08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24/12/2001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27/12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27/03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6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5">
            <text:p>22/05/20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5">
            <text:p>23/06/2002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12/07/200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6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15/07/2002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20/07/2002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22/07/200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6">
            <text:p>0.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5">
            <text:p>25/07/20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6">
            <text:p>0.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10/08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6">
            <text:p>0.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8/08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5">
            <text:p>30/08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02/09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6">
            <text:p>0.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5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5/09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6">
            <text:p>0.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7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6">
            <text:p>0.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30/09/2002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6">
            <text:p>0.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9/10/2002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23/12/2002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6">
            <text:p>0.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uan</meta:initial-creator>
    <dc:creator>Alan Acosta</dc:creator>
    <meta:creation-date>2015-09-14T10:02:15Z</meta:creation-date>
    <dc:date>2020-08-13T22:29:39Z</dc:date>
  </office:meta>
</office:document-meta>
</file>